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rzymskie1" style:list-style-name="rzymskie1"/>
    <style:style style:name="P3" style:family="paragraph" style:parent-style-name="litery3" style:list-style-name="litery3" style:master-page-name="">
      <loext:graphic-properties draw:fill="none"/>
      <style:paragraph-properties fo:margin-left="1.27cm" fo:margin-right="0cm" fo:margin-top="0cm" fo:margin-bottom="0.101cm" loext:contextual-spacing="false" fo:text-indent="-0.7cm" style:auto-text-indent="false" style:page-number="auto" fo:background-color="transparent"/>
    </style:style>
    <style:style style:name="P4" style:family="paragraph" style:parent-style-name="litery3" style:list-style-name="litery3" style:master-page-name="">
      <loext:graphic-properties draw:fill="none"/>
      <style:paragraph-properties fo:margin-left="1.27cm" fo:margin-right="0cm" fo:margin-top="0cm" fo:margin-bottom="0.101cm" loext:contextual-spacing="false" fo:text-indent="-0.7cm" style:auto-text-indent="false" style:page-number="auto" fo:background-color="transparent"/>
    </style:style>
    <style:style style:name="P5" style:family="paragraph" style:parent-style-name="litery3" style:list-style-name="litery3" style:master-page-name="">
      <loext:graphic-properties draw:fill="none"/>
      <style:paragraph-properties fo:margin-left="1.27cm" fo:margin-right="0cm" fo:margin-top="0cm" fo:margin-bottom="0.101cm" loext:contextual-spacing="false" fo:text-indent="-0.7cm" style:auto-text-indent="false" style:page-number="auto" fo:background-color="transparent"/>
    </style:style>
    <style:style style:name="P6" style:family="paragraph" style:parent-style-name="arabskie2" style:list-style-name="arabskie2"/>
    <style:style style:name="P7" style:family="paragraph" style:parent-style-name="litery7" style:list-style-name="litery7"/>
    <style:style style:name="P8" style:family="paragraph" style:parent-style-name="litery4" style:list-style-name="litery4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</style:style>
    <style:style style:name="P9" style:family="paragraph" style:parent-style-name="litery4" style:list-style-name="litery4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</style:style>
    <style:style style:name="P10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</style:style>
    <style:style style:name="P11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</style:style>
    <style:style style:name="P12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</style:style>
    <style:style style:name="P13" style:family="paragraph" style:parent-style-name="litery5" style:list-style-name="litery5" style:master-page-name="">
      <loext:graphic-properties draw:fill="none"/>
      <style:paragraph-properties fo:margin-left="1.27cm" fo:margin-right="0cm" fo:margin-top="0cm" fo:margin-bottom="0.101cm" loext:contextual-spacing="false" fo:text-indent="-0.6cm" style:auto-text-indent="false" style:page-number="auto" fo:background-color="transparent"/>
    </style:style>
    <style:style style:name="P14" style:family="paragraph" style:parent-style-name="litery6" style:list-style-name="litery6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</style:style>
    <style:style style:name="P15" style:family="paragraph" style:parent-style-name="litery6" style:list-style-name="litery6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</style:style>
    <style:style style:name="P16" style:family="paragraph" style:parent-style-name="litery6" style:list-style-name="litery6" style:master-page-name="">
      <loext:graphic-properties draw:fill="none"/>
      <style:paragraph-properties fo:margin-left="1.27cm" fo:margin-right="0cm" fo:margin-top="0cm" fo:margin-bottom="0.101cm" loext:contextual-spacing="false" fo:text-indent="-0.4cm" style:auto-text-indent="false" style:page-number="auto" fo:background-color="transparen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<text:span text:style-name="T1">Temat</text:span>: Różne oblicza władców. Porównaj wybrane portrety w oparciu o teksty dramatyczne.</text:p>
      <text:list xml:id="list2604693235" text:style-name="rzymskie1">
        <text:list-item>
          <text:p text:style-name="P2">Literatura podmiotu:</text:p>
        </text:list-item>
      </text:list>
      <text:list xml:id="list858884134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93902781452725" text:continue-list="list2604693235" text:style-name="rzymskie1">
        <text:list-item>
          <text:p text:style-name="P2">Literatura przedmiotu:</text:p>
        </text:list-item>
      </text:list>
      <text:list xml:id="list576020957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93904287008238" text:continue-list="list93902781452725" text:style-name="rzymskie1">
        <text:list-item>
          <text:p text:style-name="P2">Ramowy plan wypowiedzi:</text:p>
        </text:list-item>
      </text:list>
      <text:list xml:id="list1624448350" text:style-name="litery3">
        <text:list-item>
          <text:p text:style-name="P3">Wstęp</text:p>
        </text:list-item>
      </text:list>
      <text:list xml:id="list4178055530" text:style-name="litery4">
        <text:list-item>
          <text:p text:style-name="P8">Rozważania dotyczące* osób sprawujących władzę oraz* sposobów rządzenia.</text:p>
        </text:list-item>
        <text:list-item>
          <text:p text:style-name="P8">"Ksiażę" Niccolo Machiavellego jako punkt odniesienia do analizy postępowania przedstawionych bohaterów – władców.</text:p>
        </text:list-item>
      </text:list>
      <text:list xml:id="list93904373813017" text:continue-list="list1624448350" text:style-name="litery3">
        <text:list-item>
          <text:p text:style-name="P3">Kolejność prezentowanych argumentów (treści)</text:p>
        </text:list-item>
      </text:list>
      <text:list xml:id="list1051853615" text:style-name="litery5">
        <text:list-item>
    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0">Zróżnicowanie* oceny postępowania Kreona jako:</text:p>
        </text:list-item>
      </text:list>
      <text:list xml:id="list994756319" text:style-name="litery6">
        <text:list-item>
          <text:p text:style-name="P14">władcy – tyrana i despoty surowo egzekwującego wydane prawa i rozkazy,</text:p>
        </text:list-item>
        <text:list-item>
          <text:p text:style-name="P14">władcy konsekwentnego, bezkompromisowego, pozbawionego prywaty, kierującego się interesami i obowiązkami państwa.</text:p>
        </text:list-item>
      </text:list>
      <text:list xml:id="list93903674812372" text:continue-list="list1051853615" text:style-name="litery5">
        <text:list-item>
          <text:p text:style-name="P10">Sylwetka bezwzględnego Makbeta – władcy zbrodniarza zaślepionego namiętnością władzy, ale bezustannego borykającego się z wyrzutami sumienia:</text:p>
        </text:list-item>
      </text:list>
      <text:list xml:id="list1452932941" text:style-name="litery6">
        <text:list-item>
          <text:p text:style-name="P14">tragizm postaci Makbeta – władca ukazany jako marionetka ludzkich namiętności, motyw życia – teatru.</text:p>
        </text:list-item>
      </text:list>
      <text:list xml:id="list93904400493546" text:continue-list="list93904373813017" text:style-name="litery3">
        <text:list-item>
          <text:p text:style-name="P3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903451746834" text:continue-list="list93904287008238" text:style-name="rzymskie1">
        <text:list-item>
          <text:p text:style-name="P2">Materiały pomocnicze</text:p>
        </text:list-item>
      </text:list>
      <text:list xml:id="list123427742" text:style-name="litery7">
        <text:list-item>
          <text:p text:style-name="P7">kartka z cytatami,</text:p>
        </text:list-item>
        <text:list-item>
          <text:p text:style-name="P7">prezentacja multimedialna.</text:p>
        </text:list-item>
      </text:list>
      <text:p text:style-name="arabskie2"><text:soft-page-break/></text:p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3" style:family="paragraph" style:parent-style-name="Standard">
      <style:paragraph-properties fo:margin-top="0cm" fo:margin-bottom="0.101cm" loext:contextual-spacing="false"/>
    </style:style>
    <style:style style:name="litery4" style:family="paragraph" style:parent-style-name="Standard">
      <style:paragraph-properties fo:margin-top="0cm" fo:margin-bottom="0.101cm" loext:contextual-spacing="false"/>
    </style:style>
    <style:style style:name="litery5" style:family="paragraph" style:parent-style-name="Standard">
      <style:paragraph-properties fo:margin-top="0cm" fo:margin-bottom="0.101cm" loext:contextual-spacing="false"/>
    </style:style>
    <style:style style:name="litery6" style:family="paragraph" style:parent-style-name="Standard">
      <style:paragraph-properties fo:margin-top="0cm" fo:margin-bottom="0.101cm" loext:contextual-spacing="false"/>
    </style:style>
    <style:style style:name="litery7" style:family="paragraph" style:parent-style-name="arabskie2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33.118547366</meta:creation-date>
    <dc:date>2017-10-23T09:39:02.340182449</dc:date>
    <meta:editing-duration>PT3M57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